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P3DirectoryGenerator.frequency( int version , int frequ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P3DirectoryGenerator.isSyncMark( int h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P3DirectoryGenerator.frequencyString( int version , int frequ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P3DirectoryGenerator.setID3TagAttributes( RandomAccessFile i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P3DirectoryGenerator.mode( int m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P3DirectoryGenerator.bitrate( int version , int layer , int bitrate_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P3DirectoryGenerator.setNodeAttributes( File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P3DirectoryGenerator.getVBRHeaderFrames( RandomAccessFile in , int version , int m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MP3DirectoryGenerator.getID3TagValue( byte [ ] buf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P3DirectoryGenerator.setID3HeaderAttributes( RandomAccessFile 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